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ublic class Pro {</text:p>
      <text:p text:style-name="Standard"><text:tab/>public static void main(String[] args) {</text:p>
      <text:p text:style-name="Standard"><text:tab/> <text:s text:c="3"/>int i=500;</text:p>
      <text:p text:style-name="Standard"><text:tab/> <text:s text:c="3"/>System.out.println("Number 500 to 5000:");</text:p>
      <text:p text:style-name="Standard"><text:tab/> <text:s text:c="3"/>while(i&lt;=5000)</text:p>
      <text:p text:style-name="Standard"><text:tab/> <text:s text:c="3"/><text:tab/>System.out.println(i);</text:p>
      <text:p text:style-name="Standard"><text:s text:c="8"/>++i;</text:p>
      <text:p text:style-name="Standard"><text:tab/> <text:s text:c="3"/></text:p>
      <text:p text:style-name="Standard"><text:tab/>}</text:p>
      <text:p text:style-name="Standard">}</text:p>
      <text:p text:style-name="Standard"><text:tab/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5T19:29:48.472564025</meta:creation-date>
    <dc:date>2021-08-25T19:30:49.150333392</dc:date>
    <meta:editing-duration>PT1M2S</meta:editing-duration>
    <meta:editing-cycles>1</meta:editing-cycles>
    <meta:document-statistic meta:table-count="0" meta:image-count="0" meta:object-count="0" meta:page-count="1" meta:paragraph-count="11" meta:word-count="21" meta:character-count="191" meta:non-whitespace-character-count="140"/>
    <meta:generator>LibreOffice/6.4.7.2$Linux_X86_64 LibreOffice_project/40$Build-2</meta:generator>
  </office:meta>
</office:document-meta>
</file>